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20" calcext:value-type="float">
            <text:p>1320</text:p>
          </table:table-cell>
          <table:table-cell table:style-name="ce7" table:formula="of:=COUNTIF([.B7:.B999998];&quot;X&quot;)" office:value-type="float" office:value="1140" calcext:value-type="float">
            <text:p>1140</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4" calcext:value-type="float">
            <text:p>154</text:p>
          </table:table-cell>
          <table:table-cell table:style-name="ce25" table:formula="of:=SUM([.B2:.F2])" office:value-type="float" office:value="1401" calcext:value-type="float">
            <text:p>140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3" table:number-rows-repeated="91">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24">00/00/0000</text:date>, <text:time style:data-style-name="N2" text:time-value="19:41:35.055008031">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7-24T19:41:57.829196647</dc:date>
    <meta:editing-duration>P1DT10H21M17S</meta:editing-duration>
    <meta:editing-cycles>1309</meta:editing-cycles>
    <meta:document-statistic meta:table-count="1" meta:cell-count="7964" meta:object-count="0"/>
  </office:meta>
</office:document-meta>
</file>